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fafad2" draw:textarea-vertical-align="middle" draw:auto-grow-height="false"/>
    </style:style>
    <style:style style:name="gr3" style:family="graphic" style:parent-style-name="standard">
      <style:graphic-properties svg:stroke-width="0.1cm" svg:stroke-color="#ffd7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d950c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d950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fill="solid" draw:fill-color="#eee5de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color="#8b8989" draw:marker-end="Arrow" draw:marker-end-width="0.3cm" draw:fill="solid" draw:fill-color="#7d26cd" draw:textarea-horizontal-align="center" draw:textarea-vertical-align="middle"/>
    </style:style>
    <style:style style:name="gr9" style:family="graphic" style:parent-style-name="standard">
      <style:graphic-properties draw:fill="solid" draw:fill-color="#ffffe0" draw:textarea-horizontal-align="center" draw:textarea-vertical-align="middle"/>
    </style:style>
    <style:style style:name="gr10" style:family="graphic" style:parent-style-name="objectwithoutfill">
      <style:graphic-properties draw:fill="solid" draw:fill-color="#7d26cd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7d26cd" fo:min-height="1.19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  <style:text-properties fo:color="#8b6914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color="#cd950c"/>
    </style:style>
    <style:style style:name="P6" style:family="paragraph">
      <style:paragraph-properties fo:margin-left="0cm" fo:margin-right="0cm" fo:text-align="center" fo:text-indent="0cm"/>
      <style:text-properties fo:color="#696969"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color="#8b691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color="#8b6914" fo:font-weight="bold" style:font-weight-asian="bold" style:font-weight-complex="bold"/>
    </style:style>
    <style:style style:name="T3" style:family="text">
      <style:text-properties fo:color="#cd950c" fo:font-weight="bold" style:font-weight-asian="bold" style:font-weight-complex="bold"/>
    </style:style>
    <style:style style:name="T4" style:family="text">
      <style:text-properties fo:color="#696969" fo:font-weight="bold" style:font-weight-asian="bold" style:font-weight-complex="bold"/>
    </style:style>
    <style:style style:name="T5" style:family="text">
      <style:text-properties fo:color="#8b6914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6" draw:layer="layout" svg:width="8cm" svg:height="1.5cm" svg:x="7.2cm" svg:y="1.5cm">
          <text:p text:style-name="P1"><text:span text:style-name="T1">« singleton »</text:span></text:p>
          <text:p text:style-name="P1"><text:span text:style-name="T2">DataProviders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4.5cm" svg:height="2cm" svg:x="6cm" svg:y="5cm">
          <text:p text:style-name="P1"><text:span text:style-name="T1">« interface »</text:span></text:p>
          <text:p text:style-name="P1"><text:span text:style-name="T2">Data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0.5cm" svg:height="0.5cm" svg:x="7.847cm" svg:y="7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4" draw:layer="layout" svg:x1="7.597cm" svg:y1="14.75cm" svg:x2="8.096cm" svg:y2="7.5cm" draw:start-shape="id1" draw:start-glue-point="1" draw:end-shape="id2" draw:end-glue-point="6" svg:d="m7597 14750h500v-3999h-1v-3251">
          <text:p/>
        </draw:connector>
        <draw:custom-shape draw:style-name="gr2" draw:text-style-name="P3" draw:id="id3" draw:layer="layout" svg:width="0.5cm" svg:height="1cm" svg:x="8cm" svg:y="3cm"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svg:x1="8.249cm" svg:y1="4cm" svg:x2="8.25cm" svg:y2="5cm" draw:start-shape="id3" draw:start-glue-point="6" draw:end-shape="id4" draw:end-glue-point="0" svg:d="m8249 4000v501h1v499">
          <text:p/>
        </draw:connector>
        <draw:custom-shape draw:style-name="gr1" draw:text-style-name="P2" draw:id="id5" draw:layer="layout" svg:width="4.5cm" svg:height="2cm" svg:x="15.5cm" svg:y="5cm">
          <text:p text:style-name="P1"><text:span text:style-name="T1">« interface »</text:span></text:p>
          <text:p text:style-name="P1"><text:span text:style-name="T2">Data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0.5cm" svg:y1="6cm" svg:x2="15.5cm" svg:y2="6cm" draw:start-shape="id4" draw:start-glue-point="1" draw:end-shape="id5" draw:end-glue-point="3" svg:d="m10500 6000h5000">
          <text:p/>
        </draw:connector>
        <draw:frame draw:style-name="gr6" draw:text-style-name="P5" draw:layer="layout" svg:width="2.195cm" svg:height="0.968cm" svg:x="12cm" svg:y="4.932cm">
          <draw:text-box>
            <text:p text:style-name="P1"><text:span text:style-name="T3">feeds</text:span></text:p>
          </draw:text-box>
        </draw:frame>
        <draw:custom-shape draw:style-name="gr7" draw:text-style-name="P6" draw:id="id1" draw:layer="layout" svg:width="6.5cm" svg:height="1.5cm" svg:x="1.097cm" svg:y="14cm">
          <text:p text:style-name="P1"><text:span text:style-name="T4">UserDefined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6cm" svg:height="1.5cm" svg:x="1.597cm" svg:y="8.5cm">
          <text:p text:style-name="P1"><text:span text:style-name="T2">DirectoryCraw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6cm" svg:height="1.5cm" svg:x="1.597cm" svg:y="11cm">
          <text:p text:style-name="P1"><text:span text:style-name="T2">NetworkCraw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6cm" svg:height="1.5cm" svg:x="8.797cm" svg:y="12.5cm">
          <text:p text:style-name="P1"><text:span text:style-name="T2">ZipJarCraw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6cm" svg:height="1.5cm" svg:x="8.797cm" svg:y="9.5cm">
          <text:p text:style-name="P1"><text:span text:style-name="T2">ClasspathCraw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line-skew="1cm" svg:x1="7.597cm" svg:y1="9.25cm" svg:x2="8.096cm" svg:y2="7.5cm" draw:start-shape="id6" draw:start-glue-point="1" draw:end-shape="id2" draw:end-glue-point="6" svg:d="m7597 9250h499v-1750">
          <text:p/>
        </draw:connector>
        <draw:connector draw:style-name="gr3" draw:text-style-name="P4" draw:layer="layout" draw:line-skew="1cm" svg:x1="8.797cm" svg:y1="10.25cm" svg:x2="8.096cm" svg:y2="7.5cm" draw:start-shape="id7" draw:start-glue-point="3" draw:end-shape="id2" draw:end-glue-point="6" svg:d="m8797 10250h-701v-2750">
          <text:p/>
        </draw:connector>
        <draw:connector draw:style-name="gr3" draw:text-style-name="P4" draw:layer="layout" svg:x1="7.597cm" svg:y1="11.75cm" svg:x2="8.096cm" svg:y2="7.5cm" draw:start-shape="id8" draw:start-glue-point="1" draw:end-shape="id2" draw:end-glue-point="6" svg:d="m7597 11750h501v-2499h-2v-1751">
          <text:p/>
        </draw:connector>
        <draw:connector draw:style-name="gr3" draw:text-style-name="P4" draw:layer="layout" draw:line-skew="1cm" svg:x1="8.797cm" svg:y1="13.25cm" svg:x2="8.096cm" svg:y2="7.5cm" draw:start-shape="id9" draw:start-glue-point="3" draw:end-shape="id2" draw:end-glue-point="6" svg:d="m8797 13250h-701v-5750">
          <text:p/>
        </draw:connector>
        <draw:custom-shape draw:style-name="gr1" draw:text-style-name="P2" draw:id="id14" draw:layer="layout" svg:width="8.5cm" svg:height="1.5cm" svg:x="19.5cm" svg:y="8.5cm">
          <text:p text:style-name="P1"><text:span text:style-name="T2">UTCTAIHistoryFiles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0" draw:layer="layout" svg:width="8.5cm" svg:height="1.5cm" svg:x="19.5cm" svg:y="16cm">
          <text:p text:style-name="P1"><text:span text:style-name="T2">JPLEphemerides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8.5cm" svg:height="1.5cm" svg:x="19.5cm" svg:y="13.5cm">
          <text:p text:style-name="P1"><text:span text:style-name="T2">EOP05C04Files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8.5cm" svg:height="1.5cm" svg:x="19.5cm" svg:y="11cm">
          <text:p text:style-name="P1"><text:span text:style-name="T2">BulletinBFilesLo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1" draw:layer="layout" svg:width="0.5cm" svg:height="0.5cm" svg:x="17.447cm" svg:y="7cm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3" draw:text-style-name="P4" draw:layer="layout" draw:line-skew="1cm" svg:x1="19.5cm" svg:y1="16.75cm" svg:x2="17.696cm" svg:y2="7.5cm" draw:start-shape="id10" draw:start-glue-point="3" draw:end-shape="id11" draw:end-glue-point="6" svg:d="m19500 16750h-1804v-9250">
          <text:p/>
        </draw:connector>
        <draw:connector draw:style-name="gr3" draw:text-style-name="P4" draw:layer="layout" draw:line-skew="1cm" svg:x1="19.5cm" svg:y1="14.25cm" svg:x2="17.696cm" svg:y2="7.5cm" draw:start-shape="id12" draw:start-glue-point="3" draw:end-shape="id11" draw:end-glue-point="6" svg:d="m19500 14250h-1804v-6750">
          <text:p/>
        </draw:connector>
        <draw:connector draw:style-name="gr3" draw:text-style-name="P4" draw:layer="layout" draw:line-skew="1cm" svg:x1="19.5cm" svg:y1="11.75cm" svg:x2="17.696cm" svg:y2="7.5cm" draw:start-shape="id13" draw:start-glue-point="3" draw:end-shape="id11" draw:end-glue-point="6" svg:d="m19500 11750h-1804v-4250">
          <text:p/>
        </draw:connector>
        <draw:connector draw:style-name="gr3" draw:text-style-name="P4" draw:layer="layout" draw:line-skew="1cm" svg:x1="19.5cm" svg:y1="9.25cm" svg:x2="17.696cm" svg:y2="7.5cm" draw:start-shape="id14" draw:start-glue-point="3" draw:end-shape="id11" draw:end-glue-point="6" svg:d="m19500 9250h-1804v-1750">
          <text:p/>
        </draw:connector>
        <draw:connector draw:style-name="gr8" draw:text-style-name="P4" draw:layer="layout" draw:type="line" draw:line-skew="1cm" svg:x1="5cm" svg:y1="3.276cm" svg:x2="7.2cm" svg:y2="2.25cm" draw:start-shape="id15" draw:start-glue-point="1" draw:end-shape="id16" draw:end-glue-point="3" svg:d="m5000 3276 2200-1026">
          <text:p/>
        </draw:connector>
        <draw:g>
          <draw:polygon draw:style-name="gr9" draw:text-style-name="P4" draw:layer="layout" svg:width="3.484cm" svg:height="1.51cm" svg:x="1.5cm" svg:y="2.3cm" svg:viewBox="0 0 3485 1511" draw:points="0,1511 3485,1511 3485,0 697,0 0,504">
            <text:p/>
          </draw:polygon>
          <draw:polyline draw:style-name="gr10" draw:text-style-name="P4" draw:layer="layout" svg:width="0.696cm" svg:height="0.503cm" svg:x="1.5cm" svg:y="2.3cm" svg:viewBox="0 0 697 504" draw:points="0,504 697,504 697,0">
            <text:p/>
          </draw:polyline>
        </draw:g>
        <draw:frame draw:style-name="gr11" draw:text-style-name="P7" draw:id="id15" draw:layer="layout" svg:width="3.5cm" svg:height="1.448cm" svg:x="1.5cm" svg:y="2.552cm">
          <draw:text-box>
            <text:p text:style-name="P1"><text:span text:style-name="T5">user</text:span></text:p>
            <text:p text:style-name="P1"><text:span text:style-name="T5">customizable</text:span></text:p>
          </draw:text-box>
        </draw:frame>
        <draw:frame draw:style-name="gr6" draw:text-style-name="P1" draw:layer="layout" svg:width="2cm" svg:height="0.968cm" svg:x="7.9cm" svg:y="4.2cm">
          <draw:text-box>
            <text:p text:style-name="P1"><text:span text:style-name="T3">1..n</text:span></text:p>
          </draw:text-box>
        </draw:frame>
        <draw:frame draw:style-name="gr6" draw:text-style-name="P1" draw:layer="layout" svg:width="0.8cm" svg:height="0.968cm" svg:x="14.8cm" svg:y="6cm">
          <draw:text-box>
            <text:p text:style-name="P1"><text:span text:style-name="T3">1</text:span></text:p>
          </draw:text-box>
        </draw:frame>
        <draw:frame draw:style-name="gr6" draw:text-style-name="P1" draw:layer="layout" svg:width="2cm" svg:height="0.968cm" svg:x="10.1cm" svg:y="5.9cm">
          <draw:text-box>
            <text:p text:style-name="P1"><text:span text:style-name="T3">1..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3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solid" draw:fill-color="#8b8682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5T11:16:55</meta:creation-date>
    <dc:date>2009-03-19T17:05:58</dc:date>
    <meta:editing-cycles>20</meta:editing-cycles>
    <meta:editing-duration>P1DT6H21M20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